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6.75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utput_clang_static16.csv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 table:number-columns-repeated="235"/>
        <table:table-row table:style-name="AROW-0">
          <table:table-cell table:style-name="Gnumeric-default" office:value-type="string">
            <text:p>n</text:p>
          </table:table-cell>
          <table:table-cell table:style-name="Gnumeric-default" office:value-type="string">
            <text:p>time1</text:p>
          </table:table-cell>
          <table:table-cell table:style-name="ACE-1" office:value-type="string">
            <text:p>check1</text:p>
          </table:table-cell>
          <table:table-cell table:style-name="Gnumeric-default" office:value-type="string">
            <text:p>time2</text:p>
          </table:table-cell>
          <table:table-cell table:style-name="ACE-1" office:value-type="string">
            <text:p>check2</text:p>
          </table:table-cell>
          <table:table-cell table:style-name="Gnumeric-default" office:value-type="string">
            <text:p>time3</text:p>
          </table:table-cell>
          <table:table-cell table:style-name="ACE-1" office:value-type="string">
            <text:p>check3</text:p>
          </table:table-cell>
          <table:table-cell table:style-name="Gnumeric-default" office:value-type="string">
            <text:p>time4</text:p>
          </table:table-cell>
          <table:table-cell table:style-name="ACE-1" office:value-type="string">
            <text:p>check4</text:p>
          </table:table-cell>
          <table:table-cell table:style-name="Gnumeric-default" office:value-type="string">
            <text:p>time5</text:p>
          </table:table-cell>
          <table:table-cell table:style-name="ACE-1" office:value-type="string">
            <text:p>check5</text:p>
          </table:table-cell>
          <table:table-cell table:style-name="Gnumeric-default" office:value-type="string">
            <text:p>time6</text:p>
          </table:table-cell>
          <table:table-cell table:style-name="ACE-1" office:value-type="string">
            <text:p>check6</text:p>
          </table:table-cell>
          <table:table-cell table:style-name="Gnumeric-default" office:value-type="string">
            <text:p>time7</text:p>
          </table:table-cell>
          <table:table-cell table:style-name="ACE-1" office:value-type="string">
            <text:p>check7</text:p>
          </table:table-cell>
          <table:table-cell table:style-name="Gnumeric-default" office:value-type="string">
            <text:p>time8</text:p>
          </table:table-cell>
          <table:table-cell table:style-name="ACE-1" office:value-type="string">
            <text:p>check8</text:p>
          </table:table-cell>
          <table:table-cell table:style-name="Gnumeric-default" office:value-type="string">
            <text:p>time128</text:p>
          </table:table-cell>
          <table:table-cell table:style-name="ACE-1" office:value-type="string">
            <text:p>check128</text:p>
          </table:table-cell>
          <table:table-cell table:style-name="Gnumeric-default" office:value-type="string">
            <text:p>time2048</text:p>
          </table:table-cell>
          <table:table-cell table:style-name="ACE-1" office:value-type="string">
            <text:p>check2048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3100">
            <text:p>3100</text:p>
          </table:table-cell>
          <table:table-cell table:style-name="Gnumeric-default" office:value-type="float" office:value="91">
            <text:p>91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62">
            <text:p>62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0">
            <text:p>40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38">
            <text:p>38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1">
            <text:p>41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4">
            <text:p>44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5">
            <text:p>45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7">
            <text:p>57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94">
            <text:p>594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1792">
            <text:p>1792</text:p>
          </table:table-cell>
          <table:table-cell table:style-name="ACE-1" office:value-type="float" office:value="1624.9582310000001">
            <text:p>1624,958231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4230">
            <text:p>4230</text:p>
          </table:table-cell>
          <table:table-cell table:style-name="Gnumeric-default" office:value-type="float" office:value="159">
            <text:p>159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06">
            <text:p>106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69">
            <text:p>69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67">
            <text:p>67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75">
            <text:p>75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79">
            <text:p>79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81">
            <text:p>81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07">
            <text:p>107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690">
            <text:p>690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353">
            <text:p>1353</text:p>
          </table:table-cell>
          <table:table-cell table:style-name="ACE-1" office:value-type="float" office:value="2520.6573859999999">
            <text:p>2520,657386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5360">
            <text:p>5360</text:p>
          </table:table-cell>
          <table:table-cell table:style-name="Gnumeric-default" office:value-type="float" office:value="247">
            <text:p>247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70">
            <text:p>170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10">
            <text:p>110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07">
            <text:p>107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15">
            <text:p>115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27">
            <text:p>127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31">
            <text:p>131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32">
            <text:p>132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698">
            <text:p>698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812">
            <text:p>1812</text:p>
          </table:table-cell>
          <table:table-cell table:style-name="ACE-1" office:value-type="float" office:value="3238.3593129999999">
            <text:p>3238,359313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6490">
            <text:p>6490</text:p>
          </table:table-cell>
          <table:table-cell table:style-name="Gnumeric-default" office:value-type="float" office:value="358">
            <text:p>358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51">
            <text:p>251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62">
            <text:p>162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57">
            <text:p>157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78">
            <text:p>178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86">
            <text:p>186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89">
            <text:p>189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28">
            <text:p>228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762">
            <text:p>762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656">
            <text:p>1656</text:p>
          </table:table-cell>
          <table:table-cell table:style-name="ACE-1" office:value-type="float" office:value="3737.7677779999999">
            <text:p>3737,767778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7620">
            <text:p>7620</text:p>
          </table:table-cell>
          <table:table-cell table:style-name="Gnumeric-default" office:value-type="float" office:value="490">
            <text:p>490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342">
            <text:p>342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23">
            <text:p>223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17">
            <text:p>217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34">
            <text:p>234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46">
            <text:p>246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48">
            <text:p>248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73">
            <text:p>273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787">
            <text:p>787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1440">
            <text:p>1440</text:p>
          </table:table-cell>
          <table:table-cell table:style-name="ACE-1" office:value-type="float" office:value="4207.9923799999997">
            <text:p>4207,992380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8750">
            <text:p>8750</text:p>
          </table:table-cell>
          <table:table-cell table:style-name="Gnumeric-default" office:value-type="float" office:value="643">
            <text:p>643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453">
            <text:p>453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292">
            <text:p>292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282">
            <text:p>282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298">
            <text:p>298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08">
            <text:p>308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13">
            <text:p>313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50">
            <text:p>350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859">
            <text:p>859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2076">
            <text:p>2076</text:p>
          </table:table-cell>
          <table:table-cell table:style-name="ACE-1" office:value-type="float" office:value="4936.9283340000002">
            <text:p>4936,928334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9880">
            <text:p>9880</text:p>
          </table:table-cell>
          <table:table-cell table:style-name="Gnumeric-default" office:value-type="float" office:value="812">
            <text:p>812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571">
            <text:p>571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70">
            <text:p>370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53">
            <text:p>353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66">
            <text:p>366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95">
            <text:p>395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86">
            <text:p>386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16">
            <text:p>416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937">
            <text:p>937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1923">
            <text:p>1923</text:p>
          </table:table-cell>
          <table:table-cell table:style-name="ACE-1" office:value-type="float" office:value="5766.109101">
            <text:p>5766,109101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1010">
            <text:p>11010</text:p>
          </table:table-cell>
          <table:table-cell table:style-name="Gnumeric-default" office:value-type="float" office:value="1007">
            <text:p>1007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706">
            <text:p>706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59">
            <text:p>459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35">
            <text:p>435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46">
            <text:p>446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62">
            <text:p>462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81">
            <text:p>481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05">
            <text:p>505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1037">
            <text:p>1037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1924">
            <text:p>1924</text:p>
          </table:table-cell>
          <table:table-cell table:style-name="ACE-1" office:value-type="float" office:value="6428.429666">
            <text:p>6428,429666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2140">
            <text:p>12140</text:p>
          </table:table-cell>
          <table:table-cell table:style-name="Gnumeric-default" office:value-type="float" office:value="1219">
            <text:p>1219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851">
            <text:p>851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56">
            <text:p>556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27">
            <text:p>527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39">
            <text:p>539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53">
            <text:p>553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60">
            <text:p>560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80">
            <text:p>580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1082">
            <text:p>1082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1617">
            <text:p>1617</text:p>
          </table:table-cell>
          <table:table-cell table:style-name="ACE-1" office:value-type="float" office:value="7182.7911869999998">
            <text:p>7182,791187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3270">
            <text:p>13270</text:p>
          </table:table-cell>
          <table:table-cell table:style-name="Gnumeric-default" office:value-type="float" office:value="1455">
            <text:p>1455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1015">
            <text:p>1015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65">
            <text:p>665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23">
            <text:p>623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40">
            <text:p>640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52">
            <text:p>652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58">
            <text:p>658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705">
            <text:p>705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1223">
            <text:p>1223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2281">
            <text:p>2281</text:p>
          </table:table-cell>
          <table:table-cell table:style-name="ACE-1" office:value-type="float" office:value="7857.0651319999997">
            <text:p>7857,065132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4400">
            <text:p>14400</text:p>
          </table:table-cell>
          <table:table-cell table:style-name="Gnumeric-default" office:value-type="float" office:value="1719">
            <text:p>1719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191">
            <text:p>1191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84">
            <text:p>784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32">
            <text:p>732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55">
            <text:p>755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59">
            <text:p>759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63">
            <text:p>763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94">
            <text:p>794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352">
            <text:p>1352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2136">
            <text:p>2136</text:p>
          </table:table-cell>
          <table:table-cell table:style-name="ACE-1" office:value-type="float" office:value="8548.3419379999996">
            <text:p>8548,341938</text:p>
          </table:table-cell>
          <table:table-cell table:number-columns-repeated="235" table:style-name="Gnumeric-default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static16.csv&quot;" table:base-cell-address="$'output_clang_static16.csv'.$A$1"/>
          <table:named-expression table:name="Print_Area" table:expression="of:=#REF!" table:base-cell-address="$'output_clang_static16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clang_static1.csv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2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 table:number-columns-repeated="235"/>
        <table:table-row table:style-name="AROW-0">
          <table:table-cell table:style-name="ACE-2" office:value-type="string">
            <text:p>n</text:p>
          </table:table-cell>
          <table:table-cell table:style-name="ACE-2" office:value-type="string">
            <text:p>time1</text:p>
          </table:table-cell>
          <table:table-cell table:style-name="ACE-3" office:value-type="string">
            <text:p>check1</text:p>
          </table:table-cell>
          <table:table-cell table:style-name="ACE-2" office:value-type="string">
            <text:p>time2</text:p>
          </table:table-cell>
          <table:table-cell table:style-name="ACE-3" office:value-type="string">
            <text:p>check2</text:p>
          </table:table-cell>
          <table:table-cell table:style-name="ACE-2" office:value-type="string">
            <text:p>time3</text:p>
          </table:table-cell>
          <table:table-cell table:style-name="ACE-3" office:value-type="string">
            <text:p>check3</text:p>
          </table:table-cell>
          <table:table-cell table:style-name="ACE-2" office:value-type="string">
            <text:p>time4</text:p>
          </table:table-cell>
          <table:table-cell table:style-name="ACE-3" office:value-type="string">
            <text:p>check4</text:p>
          </table:table-cell>
          <table:table-cell table:style-name="ACE-2" office:value-type="string">
            <text:p>time5</text:p>
          </table:table-cell>
          <table:table-cell table:style-name="ACE-3" office:value-type="string">
            <text:p>check5</text:p>
          </table:table-cell>
          <table:table-cell table:style-name="ACE-2" office:value-type="string">
            <text:p>time6</text:p>
          </table:table-cell>
          <table:table-cell table:style-name="ACE-3" office:value-type="string">
            <text:p>check6</text:p>
          </table:table-cell>
          <table:table-cell table:style-name="ACE-2" office:value-type="string">
            <text:p>time7</text:p>
          </table:table-cell>
          <table:table-cell table:style-name="ACE-3" office:value-type="string">
            <text:p>check7</text:p>
          </table:table-cell>
          <table:table-cell table:style-name="ACE-2" office:value-type="string">
            <text:p>time8</text:p>
          </table:table-cell>
          <table:table-cell table:style-name="ACE-3" office:value-type="string">
            <text:p>check8</text:p>
          </table:table-cell>
          <table:table-cell table:style-name="ACE-2" office:value-type="string">
            <text:p>time128</text:p>
          </table:table-cell>
          <table:table-cell table:style-name="ACE-3" office:value-type="string">
            <text:p>check128</text:p>
          </table:table-cell>
          <table:table-cell table:style-name="ACE-2" office:value-type="string">
            <text:p>time2048</text:p>
          </table:table-cell>
          <table:table-cell table:style-name="ACE-3" office:value-type="string">
            <text:p>check2048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3100">
            <text:p>3100</text:p>
          </table:table-cell>
          <table:table-cell table:style-name="ACE-2" office:value-type="float" office:value="84">
            <text:p>84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6">
            <text:p>46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6">
            <text:p>36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1">
            <text:p>31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5">
            <text:p>35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1">
            <text:p>31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6">
            <text:p>26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6">
            <text:p>26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45">
            <text:p>345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1790">
            <text:p>1790</text:p>
          </table:table-cell>
          <table:table-cell table:style-name="ACE-3" office:value-type="float" office:value="1624.9582310000001">
            <text:p>1624,958231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4230">
            <text:p>4230</text:p>
          </table:table-cell>
          <table:table-cell table:style-name="ACE-2" office:value-type="float" office:value="156">
            <text:p>156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86">
            <text:p>86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65">
            <text:p>65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56">
            <text:p>56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63">
            <text:p>63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57">
            <text:p>57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47">
            <text:p>47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49">
            <text:p>49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452">
            <text:p>452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1787">
            <text:p>1787</text:p>
          </table:table-cell>
          <table:table-cell table:style-name="ACE-3" office:value-type="float" office:value="2520.6573859999999">
            <text:p>2520,657386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5360">
            <text:p>5360</text:p>
          </table:table-cell>
          <table:table-cell table:style-name="ACE-2" office:value-type="float" office:value="246">
            <text:p>246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36">
            <text:p>136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08">
            <text:p>108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88">
            <text:p>88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01">
            <text:p>101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91">
            <text:p>91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78">
            <text:p>78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78">
            <text:p>78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429">
            <text:p>429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2112">
            <text:p>2112</text:p>
          </table:table-cell>
          <table:table-cell table:style-name="ACE-3" office:value-type="float" office:value="3238.3593129999999">
            <text:p>3238,359313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6490">
            <text:p>6490</text:p>
          </table:table-cell>
          <table:table-cell table:style-name="ACE-2" office:value-type="float" office:value="357">
            <text:p>357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99">
            <text:p>199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54">
            <text:p>154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34">
            <text:p>134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49">
            <text:p>149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34">
            <text:p>134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12">
            <text:p>112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19">
            <text:p>119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502">
            <text:p>502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845">
            <text:p>1845</text:p>
          </table:table-cell>
          <table:table-cell table:style-name="ACE-3" office:value-type="float" office:value="3737.7677779999999">
            <text:p>3737,767778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7620">
            <text:p>7620</text:p>
          </table:table-cell>
          <table:table-cell table:style-name="ACE-2" office:value-type="float" office:value="486">
            <text:p>486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74">
            <text:p>274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11">
            <text:p>211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81">
            <text:p>181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05">
            <text:p>205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74">
            <text:p>174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55">
            <text:p>155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65">
            <text:p>165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597">
            <text:p>597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001">
            <text:p>2001</text:p>
          </table:table-cell>
          <table:table-cell table:style-name="ACE-3" office:value-type="float" office:value="4207.9923799999997">
            <text:p>4207,992380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8750">
            <text:p>8750</text:p>
          </table:table-cell>
          <table:table-cell table:style-name="ACE-2" office:value-type="float" office:value="643">
            <text:p>643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61">
            <text:p>361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78">
            <text:p>278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35">
            <text:p>235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71">
            <text:p>271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37">
            <text:p>237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02">
            <text:p>202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15">
            <text:p>215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653">
            <text:p>653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1733">
            <text:p>1733</text:p>
          </table:table-cell>
          <table:table-cell table:style-name="ACE-3" office:value-type="float" office:value="4936.9283340000002">
            <text:p>4936,928334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9880">
            <text:p>9880</text:p>
          </table:table-cell>
          <table:table-cell table:style-name="ACE-2" office:value-type="float" office:value="819">
            <text:p>819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58">
            <text:p>45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55">
            <text:p>355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99">
            <text:p>299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45">
            <text:p>345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10">
            <text:p>310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58">
            <text:p>25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58">
            <text:p>25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798">
            <text:p>79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1524">
            <text:p>1524</text:p>
          </table:table-cell>
          <table:table-cell table:style-name="ACE-3" office:value-type="float" office:value="5766.109101">
            <text:p>5766,109101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1010">
            <text:p>11010</text:p>
          </table:table-cell>
          <table:table-cell table:style-name="ACE-2" office:value-type="float" office:value="1005">
            <text:p>1005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568">
            <text:p>568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37">
            <text:p>437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69">
            <text:p>369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29">
            <text:p>429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83">
            <text:p>383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20">
            <text:p>320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46">
            <text:p>346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931">
            <text:p>931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1432">
            <text:p>1432</text:p>
          </table:table-cell>
          <table:table-cell table:style-name="ACE-3" office:value-type="float" office:value="6428.429666">
            <text:p>6428,429666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2140">
            <text:p>12140</text:p>
          </table:table-cell>
          <table:table-cell table:style-name="ACE-2" office:value-type="float" office:value="1218">
            <text:p>1218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90">
            <text:p>690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531">
            <text:p>531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49">
            <text:p>449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522">
            <text:p>522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44">
            <text:p>444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14">
            <text:p>414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391">
            <text:p>391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910">
            <text:p>910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1364">
            <text:p>1364</text:p>
          </table:table-cell>
          <table:table-cell table:style-name="ACE-3" office:value-type="float" office:value="7182.7911869999998">
            <text:p>7182,791187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3270">
            <text:p>13270</text:p>
          </table:table-cell>
          <table:table-cell table:style-name="ACE-2" office:value-type="float" office:value="1463">
            <text:p>1463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822">
            <text:p>822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635">
            <text:p>635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536">
            <text:p>536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623">
            <text:p>623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542">
            <text:p>542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464">
            <text:p>464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471">
            <text:p>471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1025">
            <text:p>1025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1658">
            <text:p>1658</text:p>
          </table:table-cell>
          <table:table-cell table:style-name="ACE-3" office:value-type="float" office:value="7857.0651319999997">
            <text:p>7857,065132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4400">
            <text:p>14400</text:p>
          </table:table-cell>
          <table:table-cell table:style-name="ACE-2" office:value-type="float" office:value="1707">
            <text:p>1707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970">
            <text:p>970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748">
            <text:p>748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631">
            <text:p>631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725">
            <text:p>725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654">
            <text:p>654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547">
            <text:p>547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579">
            <text:p>579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1041">
            <text:p>1041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1726">
            <text:p>1726</text:p>
          </table:table-cell>
          <table:table-cell table:style-name="ACE-3" office:value-type="float" office:value="8548.3419379999996">
            <text:p>8548,341938</text:p>
          </table:table-cell>
          <table:table-cell table:number-columns-repeated="235" table:style-name="ACE-2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static1.csv&quot;" table:base-cell-address="$'output_clang_static1.csv'.$A$1"/>
          <table:named-expression table:name="Print_Area" table:expression="of:=#REF!" table:base-cell-address="$'output_clang_static1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clang_static2.csv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2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 table:number-columns-repeated="235"/>
        <table:table-row table:style-name="AROW-0">
          <table:table-cell table:style-name="ACE-4" office:value-type="string">
            <text:p>n</text:p>
          </table:table-cell>
          <table:table-cell table:style-name="ACE-4" office:value-type="string">
            <text:p>time1</text:p>
          </table:table-cell>
          <table:table-cell table:style-name="ACE-5" office:value-type="string">
            <text:p>check1</text:p>
          </table:table-cell>
          <table:table-cell table:style-name="ACE-4" office:value-type="string">
            <text:p>time2</text:p>
          </table:table-cell>
          <table:table-cell table:style-name="ACE-5" office:value-type="string">
            <text:p>check2</text:p>
          </table:table-cell>
          <table:table-cell table:style-name="ACE-4" office:value-type="string">
            <text:p>time3</text:p>
          </table:table-cell>
          <table:table-cell table:style-name="ACE-5" office:value-type="string">
            <text:p>check3</text:p>
          </table:table-cell>
          <table:table-cell table:style-name="ACE-4" office:value-type="string">
            <text:p>time4</text:p>
          </table:table-cell>
          <table:table-cell table:style-name="ACE-5" office:value-type="string">
            <text:p>check4</text:p>
          </table:table-cell>
          <table:table-cell table:style-name="ACE-4" office:value-type="string">
            <text:p>time5</text:p>
          </table:table-cell>
          <table:table-cell table:style-name="ACE-5" office:value-type="string">
            <text:p>check5</text:p>
          </table:table-cell>
          <table:table-cell table:style-name="ACE-4" office:value-type="string">
            <text:p>time6</text:p>
          </table:table-cell>
          <table:table-cell table:style-name="ACE-5" office:value-type="string">
            <text:p>check6</text:p>
          </table:table-cell>
          <table:table-cell table:style-name="ACE-4" office:value-type="string">
            <text:p>time7</text:p>
          </table:table-cell>
          <table:table-cell table:style-name="ACE-5" office:value-type="string">
            <text:p>check7</text:p>
          </table:table-cell>
          <table:table-cell table:style-name="ACE-4" office:value-type="string">
            <text:p>time8</text:p>
          </table:table-cell>
          <table:table-cell table:style-name="ACE-5" office:value-type="string">
            <text:p>check8</text:p>
          </table:table-cell>
          <table:table-cell table:style-name="ACE-4" office:value-type="string">
            <text:p>time128</text:p>
          </table:table-cell>
          <table:table-cell table:style-name="ACE-5" office:value-type="string">
            <text:p>check128</text:p>
          </table:table-cell>
          <table:table-cell table:style-name="ACE-4" office:value-type="string">
            <text:p>time2048</text:p>
          </table:table-cell>
          <table:table-cell table:style-name="ACE-5" office:value-type="string">
            <text:p>check2048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3100">
            <text:p>3100</text:p>
          </table:table-cell>
          <table:table-cell table:style-name="ACE-4" office:value-type="float" office:value="91">
            <text:p>91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53">
            <text:p>53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0">
            <text:p>40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5">
            <text:p>35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7">
            <text:p>37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0">
            <text:p>30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28">
            <text:p>28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1">
            <text:p>31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70">
            <text:p>370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2085">
            <text:p>2085</text:p>
          </table:table-cell>
          <table:table-cell table:style-name="ACE-5" office:value-type="float" office:value="1624.9582310000001">
            <text:p>1624,958231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4230">
            <text:p>4230</text:p>
          </table:table-cell>
          <table:table-cell table:style-name="ACE-4" office:value-type="float" office:value="156">
            <text:p>156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89">
            <text:p>89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73">
            <text:p>73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60">
            <text:p>60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64">
            <text:p>64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7">
            <text:p>57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1">
            <text:p>51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5">
            <text:p>55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416">
            <text:p>416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1915">
            <text:p>1915</text:p>
          </table:table-cell>
          <table:table-cell table:style-name="ACE-5" office:value-type="float" office:value="2520.6573859999999">
            <text:p>2520,657386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5360">
            <text:p>5360</text:p>
          </table:table-cell>
          <table:table-cell table:style-name="ACE-4" office:value-type="float" office:value="251">
            <text:p>251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41">
            <text:p>141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12">
            <text:p>112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97">
            <text:p>97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03">
            <text:p>103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86">
            <text:p>86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82">
            <text:p>82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83">
            <text:p>83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551">
            <text:p>551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720">
            <text:p>1720</text:p>
          </table:table-cell>
          <table:table-cell table:style-name="ACE-5" office:value-type="float" office:value="3238.3593129999999">
            <text:p>3238,359313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6490">
            <text:p>6490</text:p>
          </table:table-cell>
          <table:table-cell table:style-name="ACE-4" office:value-type="float" office:value="358">
            <text:p>358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210">
            <text:p>210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62">
            <text:p>162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39">
            <text:p>139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51">
            <text:p>151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25">
            <text:p>125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21">
            <text:p>121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21">
            <text:p>121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712">
            <text:p>712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381">
            <text:p>1381</text:p>
          </table:table-cell>
          <table:table-cell table:style-name="ACE-5" office:value-type="float" office:value="3737.7677779999999">
            <text:p>3737,767778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7620">
            <text:p>7620</text:p>
          </table:table-cell>
          <table:table-cell table:style-name="ACE-4" office:value-type="float" office:value="492">
            <text:p>492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82">
            <text:p>282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23">
            <text:p>223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90">
            <text:p>190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07">
            <text:p>207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72">
            <text:p>172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69">
            <text:p>169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66">
            <text:p>166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663">
            <text:p>663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754">
            <text:p>1754</text:p>
          </table:table-cell>
          <table:table-cell table:style-name="ACE-5" office:value-type="float" office:value="4207.9923799999997">
            <text:p>4207,992380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8750">
            <text:p>8750</text:p>
          </table:table-cell>
          <table:table-cell table:style-name="ACE-4" office:value-type="float" office:value="640">
            <text:p>640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72">
            <text:p>372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93">
            <text:p>29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49">
            <text:p>249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73">
            <text:p>27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26">
            <text:p>226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16">
            <text:p>216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23">
            <text:p>22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745">
            <text:p>745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1253">
            <text:p>1253</text:p>
          </table:table-cell>
          <table:table-cell table:style-name="ACE-5" office:value-type="float" office:value="4936.9283340000002">
            <text:p>4936,928334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9880">
            <text:p>9880</text:p>
          </table:table-cell>
          <table:table-cell table:style-name="ACE-4" office:value-type="float" office:value="814">
            <text:p>814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75">
            <text:p>475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72">
            <text:p>372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18">
            <text:p>318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46">
            <text:p>346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88">
            <text:p>288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75">
            <text:p>275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84">
            <text:p>284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770">
            <text:p>770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1453">
            <text:p>1453</text:p>
          </table:table-cell>
          <table:table-cell table:style-name="ACE-5" office:value-type="float" office:value="5766.109101">
            <text:p>5766,109101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1010">
            <text:p>11010</text:p>
          </table:table-cell>
          <table:table-cell table:style-name="ACE-4" office:value-type="float" office:value="1005">
            <text:p>1005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89">
            <text:p>589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461">
            <text:p>461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95">
            <text:p>395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428">
            <text:p>428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56">
            <text:p>356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41">
            <text:p>341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61">
            <text:p>361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865">
            <text:p>865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1431">
            <text:p>1431</text:p>
          </table:table-cell>
          <table:table-cell table:style-name="ACE-5" office:value-type="float" office:value="6428.429666">
            <text:p>6428,429666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2140">
            <text:p>12140</text:p>
          </table:table-cell>
          <table:table-cell table:style-name="ACE-4" office:value-type="float" office:value="1218">
            <text:p>1218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715">
            <text:p>715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560">
            <text:p>560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80">
            <text:p>480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523">
            <text:p>523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31">
            <text:p>431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16">
            <text:p>416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19">
            <text:p>419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978">
            <text:p>978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1590">
            <text:p>1590</text:p>
          </table:table-cell>
          <table:table-cell table:style-name="ACE-5" office:value-type="float" office:value="7182.7911869999998">
            <text:p>7182,791187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3270">
            <text:p>13270</text:p>
          </table:table-cell>
          <table:table-cell table:style-name="ACE-4" office:value-type="float" office:value="1451">
            <text:p>1451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850">
            <text:p>850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667">
            <text:p>667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70">
            <text:p>570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622">
            <text:p>622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16">
            <text:p>516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494">
            <text:p>494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499">
            <text:p>499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1006">
            <text:p>1006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1546">
            <text:p>1546</text:p>
          </table:table-cell>
          <table:table-cell table:style-name="ACE-5" office:value-type="float" office:value="7857.0651319999997">
            <text:p>7857,065132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4400">
            <text:p>14400</text:p>
          </table:table-cell>
          <table:table-cell table:style-name="ACE-4" office:value-type="float" office:value="1708">
            <text:p>1708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998">
            <text:p>998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783">
            <text:p>783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674">
            <text:p>674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727">
            <text:p>727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607">
            <text:p>607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585">
            <text:p>585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610">
            <text:p>610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1082">
            <text:p>1082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1716">
            <text:p>1716</text:p>
          </table:table-cell>
          <table:table-cell table:style-name="ACE-5" office:value-type="float" office:value="8548.3419379999996">
            <text:p>8548,341938</text:p>
          </table:table-cell>
          <table:table-cell table:number-columns-repeated="235" table:style-name="ACE-4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static2.csv&quot;" table:base-cell-address="$'output_clang_static2.csv'.$A$1"/>
          <table:named-expression table:name="Print_Area" table:expression="of:=#REF!" table:base-cell-address="$'output_clang_static2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clang_static3.csv" table:style-name="ta-3" table:print="true">
        <office:forms form:automatic-focus="false" form:apply-design-mode="false">
          <form:form/>
        </office:forms>
        <table:table-column table:default-cell-style-name="ACE-6" table:style-name="ACOL-0" table:number-columns-repeated="2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 table:number-columns-repeated="235"/>
        <table:table-row table:style-name="AROW-0">
          <table:table-cell table:style-name="ACE-6" office:value-type="string">
            <text:p>n</text:p>
          </table:table-cell>
          <table:table-cell table:style-name="ACE-6" office:value-type="string">
            <text:p>time1</text:p>
          </table:table-cell>
          <table:table-cell table:style-name="ACE-7" office:value-type="string">
            <text:p>check1</text:p>
          </table:table-cell>
          <table:table-cell table:style-name="ACE-6" office:value-type="string">
            <text:p>time2</text:p>
          </table:table-cell>
          <table:table-cell table:style-name="ACE-7" office:value-type="string">
            <text:p>check2</text:p>
          </table:table-cell>
          <table:table-cell table:style-name="ACE-6" office:value-type="string">
            <text:p>time3</text:p>
          </table:table-cell>
          <table:table-cell table:style-name="ACE-7" office:value-type="string">
            <text:p>check3</text:p>
          </table:table-cell>
          <table:table-cell table:style-name="ACE-6" office:value-type="string">
            <text:p>time4</text:p>
          </table:table-cell>
          <table:table-cell table:style-name="ACE-7" office:value-type="string">
            <text:p>check4</text:p>
          </table:table-cell>
          <table:table-cell table:style-name="ACE-6" office:value-type="string">
            <text:p>time5</text:p>
          </table:table-cell>
          <table:table-cell table:style-name="ACE-7" office:value-type="string">
            <text:p>check5</text:p>
          </table:table-cell>
          <table:table-cell table:style-name="ACE-6" office:value-type="string">
            <text:p>time6</text:p>
          </table:table-cell>
          <table:table-cell table:style-name="ACE-7" office:value-type="string">
            <text:p>check6</text:p>
          </table:table-cell>
          <table:table-cell table:style-name="ACE-6" office:value-type="string">
            <text:p>time7</text:p>
          </table:table-cell>
          <table:table-cell table:style-name="ACE-7" office:value-type="string">
            <text:p>check7</text:p>
          </table:table-cell>
          <table:table-cell table:style-name="ACE-6" office:value-type="string">
            <text:p>time8</text:p>
          </table:table-cell>
          <table:table-cell table:style-name="ACE-7" office:value-type="string">
            <text:p>check8</text:p>
          </table:table-cell>
          <table:table-cell table:style-name="ACE-6" office:value-type="string">
            <text:p>time128</text:p>
          </table:table-cell>
          <table:table-cell table:style-name="ACE-7" office:value-type="string">
            <text:p>check128</text:p>
          </table:table-cell>
          <table:table-cell table:style-name="ACE-6" office:value-type="string">
            <text:p>time2048</text:p>
          </table:table-cell>
          <table:table-cell table:style-name="ACE-7" office:value-type="string">
            <text:p>check2048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3100">
            <text:p>3100</text:p>
          </table:table-cell>
          <table:table-cell table:style-name="ACE-6" office:value-type="float" office:value="89">
            <text:p>89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53">
            <text:p>53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0">
            <text:p>40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4">
            <text:p>34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7">
            <text:p>37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2">
            <text:p>32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1">
            <text:p>31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29">
            <text:p>29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64">
            <text:p>364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1748">
            <text:p>1748</text:p>
          </table:table-cell>
          <table:table-cell table:style-name="ACE-7" office:value-type="float" office:value="1624.9582310000001">
            <text:p>1624,958231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4230">
            <text:p>4230</text:p>
          </table:table-cell>
          <table:table-cell table:style-name="ACE-6" office:value-type="float" office:value="155">
            <text:p>155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90">
            <text:p>90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70">
            <text:p>70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60">
            <text:p>60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68">
            <text:p>68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9">
            <text:p>59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6">
            <text:p>56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2">
            <text:p>52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22">
            <text:p>522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1796">
            <text:p>1796</text:p>
          </table:table-cell>
          <table:table-cell table:style-name="ACE-7" office:value-type="float" office:value="2520.6573859999999">
            <text:p>2520,657386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5360">
            <text:p>5360</text:p>
          </table:table-cell>
          <table:table-cell table:style-name="ACE-6" office:value-type="float" office:value="247">
            <text:p>247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42">
            <text:p>142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12">
            <text:p>112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95">
            <text:p>95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03">
            <text:p>103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93">
            <text:p>93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89">
            <text:p>89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83">
            <text:p>83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590">
            <text:p>590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784">
            <text:p>1784</text:p>
          </table:table-cell>
          <table:table-cell table:style-name="ACE-7" office:value-type="float" office:value="3238.3593129999999">
            <text:p>3238,359313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6490">
            <text:p>6490</text:p>
          </table:table-cell>
          <table:table-cell table:style-name="ACE-6" office:value-type="float" office:value="358">
            <text:p>358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207">
            <text:p>207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64">
            <text:p>164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40">
            <text:p>140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50">
            <text:p>150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35">
            <text:p>135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30">
            <text:p>130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24">
            <text:p>124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698">
            <text:p>698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445">
            <text:p>1445</text:p>
          </table:table-cell>
          <table:table-cell table:style-name="ACE-7" office:value-type="float" office:value="3737.7677779999999">
            <text:p>3737,767778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7620">
            <text:p>7620</text:p>
          </table:table-cell>
          <table:table-cell table:style-name="ACE-6" office:value-type="float" office:value="490">
            <text:p>490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84">
            <text:p>284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22">
            <text:p>222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91">
            <text:p>191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16">
            <text:p>216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85">
            <text:p>185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81">
            <text:p>181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66">
            <text:p>166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734">
            <text:p>734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316">
            <text:p>1316</text:p>
          </table:table-cell>
          <table:table-cell table:style-name="ACE-7" office:value-type="float" office:value="4207.9923799999997">
            <text:p>4207,992380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8750">
            <text:p>8750</text:p>
          </table:table-cell>
          <table:table-cell table:style-name="ACE-6" office:value-type="float" office:value="640">
            <text:p>640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73">
            <text:p>373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92">
            <text:p>292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49">
            <text:p>249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84">
            <text:p>284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43">
            <text:p>243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36">
            <text:p>236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19">
            <text:p>219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794">
            <text:p>794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1390">
            <text:p>1390</text:p>
          </table:table-cell>
          <table:table-cell table:style-name="ACE-7" office:value-type="float" office:value="4936.9283340000002">
            <text:p>4936,928334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9880">
            <text:p>9880</text:p>
          </table:table-cell>
          <table:table-cell table:style-name="ACE-6" office:value-type="float" office:value="815">
            <text:p>815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73">
            <text:p>473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71">
            <text:p>371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15">
            <text:p>315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30">
            <text:p>330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12">
            <text:p>312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01">
            <text:p>301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278">
            <text:p>278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834">
            <text:p>834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1622">
            <text:p>1622</text:p>
          </table:table-cell>
          <table:table-cell table:style-name="ACE-7" office:value-type="float" office:value="5766.109101">
            <text:p>5766,109101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1010">
            <text:p>11010</text:p>
          </table:table-cell>
          <table:table-cell table:style-name="ACE-6" office:value-type="float" office:value="1006">
            <text:p>1006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87">
            <text:p>587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459">
            <text:p>459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92">
            <text:p>392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410">
            <text:p>410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85">
            <text:p>385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70">
            <text:p>370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53">
            <text:p>353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893">
            <text:p>893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1463">
            <text:p>1463</text:p>
          </table:table-cell>
          <table:table-cell table:style-name="ACE-7" office:value-type="float" office:value="6428.429666">
            <text:p>6428,429666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2140">
            <text:p>12140</text:p>
          </table:table-cell>
          <table:table-cell table:style-name="ACE-6" office:value-type="float" office:value="1221">
            <text:p>1221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713">
            <text:p>713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556">
            <text:p>556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76">
            <text:p>476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521">
            <text:p>521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68">
            <text:p>468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49">
            <text:p>449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22">
            <text:p>422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979">
            <text:p>979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1492">
            <text:p>1492</text:p>
          </table:table-cell>
          <table:table-cell table:style-name="ACE-7" office:value-type="float" office:value="7182.7911869999998">
            <text:p>7182,791187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3270">
            <text:p>13270</text:p>
          </table:table-cell>
          <table:table-cell table:style-name="ACE-6" office:value-type="float" office:value="1450">
            <text:p>1450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850">
            <text:p>850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666">
            <text:p>666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70">
            <text:p>570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92">
            <text:p>592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59">
            <text:p>559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39">
            <text:p>539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499">
            <text:p>499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1079">
            <text:p>1079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1637">
            <text:p>1637</text:p>
          </table:table-cell>
          <table:table-cell table:style-name="ACE-7" office:value-type="float" office:value="7857.0651319999997">
            <text:p>7857,065132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4400">
            <text:p>14400</text:p>
          </table:table-cell>
          <table:table-cell table:style-name="ACE-6" office:value-type="float" office:value="1711">
            <text:p>1711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1001">
            <text:p>1001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785">
            <text:p>785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70">
            <text:p>670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91">
            <text:p>691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55">
            <text:p>655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34">
            <text:p>634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589">
            <text:p>589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1094">
            <text:p>1094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1867">
            <text:p>1867</text:p>
          </table:table-cell>
          <table:table-cell table:style-name="ACE-7" office:value-type="float" office:value="8548.3419379999996">
            <text:p>8548,341938</text:p>
          </table:table-cell>
          <table:table-cell table:number-columns-repeated="235" table:style-name="ACE-6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static3.csv&quot;" table:base-cell-address="$'output_clang_static3.csv'.$A$1"/>
          <table:named-expression table:name="Print_Area" table:expression="of:=#REF!" table:base-cell-address="$'output_clang_static3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clang_static8.csv" table:style-name="ta-4" table:print="true">
        <office:forms form:automatic-focus="false" form:apply-design-mode="false">
          <form:form/>
        </office:forms>
        <table:table-column table:default-cell-style-name="ACE-8" table:style-name="ACOL-0" table:number-columns-repeated="2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 table:number-columns-repeated="235"/>
        <table:table-row table:style-name="AROW-0">
          <table:table-cell table:style-name="ACE-8" office:value-type="string">
            <text:p>n</text:p>
          </table:table-cell>
          <table:table-cell table:style-name="ACE-8" office:value-type="string">
            <text:p>time1</text:p>
          </table:table-cell>
          <table:table-cell table:style-name="ACE-9" office:value-type="string">
            <text:p>check1</text:p>
          </table:table-cell>
          <table:table-cell table:style-name="ACE-8" office:value-type="string">
            <text:p>time2</text:p>
          </table:table-cell>
          <table:table-cell table:style-name="ACE-9" office:value-type="string">
            <text:p>check2</text:p>
          </table:table-cell>
          <table:table-cell table:style-name="ACE-8" office:value-type="string">
            <text:p>time3</text:p>
          </table:table-cell>
          <table:table-cell table:style-name="ACE-9" office:value-type="string">
            <text:p>check3</text:p>
          </table:table-cell>
          <table:table-cell table:style-name="ACE-8" office:value-type="string">
            <text:p>time4</text:p>
          </table:table-cell>
          <table:table-cell table:style-name="ACE-9" office:value-type="string">
            <text:p>check4</text:p>
          </table:table-cell>
          <table:table-cell table:style-name="ACE-8" office:value-type="string">
            <text:p>time5</text:p>
          </table:table-cell>
          <table:table-cell table:style-name="ACE-9" office:value-type="string">
            <text:p>check5</text:p>
          </table:table-cell>
          <table:table-cell table:style-name="ACE-8" office:value-type="string">
            <text:p>time6</text:p>
          </table:table-cell>
          <table:table-cell table:style-name="ACE-9" office:value-type="string">
            <text:p>check6</text:p>
          </table:table-cell>
          <table:table-cell table:style-name="ACE-8" office:value-type="string">
            <text:p>time7</text:p>
          </table:table-cell>
          <table:table-cell table:style-name="ACE-9" office:value-type="string">
            <text:p>check7</text:p>
          </table:table-cell>
          <table:table-cell table:style-name="ACE-8" office:value-type="string">
            <text:p>time8</text:p>
          </table:table-cell>
          <table:table-cell table:style-name="ACE-9" office:value-type="string">
            <text:p>check8</text:p>
          </table:table-cell>
          <table:table-cell table:style-name="ACE-8" office:value-type="string">
            <text:p>time128</text:p>
          </table:table-cell>
          <table:table-cell table:style-name="ACE-9" office:value-type="string">
            <text:p>check128</text:p>
          </table:table-cell>
          <table:table-cell table:style-name="ACE-8" office:value-type="string">
            <text:p>time2048</text:p>
          </table:table-cell>
          <table:table-cell table:style-name="ACE-9" office:value-type="string">
            <text:p>check2048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3100">
            <text:p>3100</text:p>
          </table:table-cell>
          <table:table-cell table:style-name="ACE-8" office:value-type="float" office:value="89">
            <text:p>89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2">
            <text:p>52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0">
            <text:p>4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8">
            <text:p>38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9">
            <text:p>39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0">
            <text:p>3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2">
            <text:p>32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0">
            <text:p>3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29">
            <text:p>529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1516">
            <text:p>1516</text:p>
          </table:table-cell>
          <table:table-cell table:style-name="ACE-9" office:value-type="float" office:value="1624.9582310000001">
            <text:p>1624,958231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4230">
            <text:p>4230</text:p>
          </table:table-cell>
          <table:table-cell table:style-name="ACE-8" office:value-type="float" office:value="157">
            <text:p>157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9">
            <text:p>89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70">
            <text:p>70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68">
            <text:p>68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68">
            <text:p>68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56">
            <text:p>56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53">
            <text:p>53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59">
            <text:p>59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610">
            <text:p>610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1533">
            <text:p>1533</text:p>
          </table:table-cell>
          <table:table-cell table:style-name="ACE-9" office:value-type="float" office:value="2520.6573859999999">
            <text:p>2520,657386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5360">
            <text:p>5360</text:p>
          </table:table-cell>
          <table:table-cell table:style-name="ACE-8" office:value-type="float" office:value="247">
            <text:p>247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43">
            <text:p>143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11">
            <text:p>111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07">
            <text:p>107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09">
            <text:p>109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85">
            <text:p>85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85">
            <text:p>85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96">
            <text:p>96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665">
            <text:p>665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143">
            <text:p>1143</text:p>
          </table:table-cell>
          <table:table-cell table:style-name="ACE-9" office:value-type="float" office:value="3238.3593129999999">
            <text:p>3238,359313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6490">
            <text:p>6490</text:p>
          </table:table-cell>
          <table:table-cell table:style-name="ACE-8" office:value-type="float" office:value="360">
            <text:p>360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07">
            <text:p>207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63">
            <text:p>163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57">
            <text:p>157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60">
            <text:p>160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24">
            <text:p>124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26">
            <text:p>126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44">
            <text:p>144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679">
            <text:p>679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196">
            <text:p>1196</text:p>
          </table:table-cell>
          <table:table-cell table:style-name="ACE-9" office:value-type="float" office:value="3737.7677779999999">
            <text:p>3737,767778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7620">
            <text:p>7620</text:p>
          </table:table-cell>
          <table:table-cell table:style-name="ACE-8" office:value-type="float" office:value="495">
            <text:p>495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85">
            <text:p>285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22">
            <text:p>222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16">
            <text:p>216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19">
            <text:p>219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171">
            <text:p>171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173">
            <text:p>173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179">
            <text:p>179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744">
            <text:p>744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1157">
            <text:p>1157</text:p>
          </table:table-cell>
          <table:table-cell table:style-name="ACE-9" office:value-type="float" office:value="4207.9923799999997">
            <text:p>4207,992380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8750">
            <text:p>8750</text:p>
          </table:table-cell>
          <table:table-cell table:style-name="ACE-8" office:value-type="float" office:value="640">
            <text:p>640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73">
            <text:p>373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94">
            <text:p>294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83">
            <text:p>283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87">
            <text:p>287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25">
            <text:p>225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28">
            <text:p>228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34">
            <text:p>234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791">
            <text:p>791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1282">
            <text:p>1282</text:p>
          </table:table-cell>
          <table:table-cell table:style-name="ACE-9" office:value-type="float" office:value="4936.9283340000002">
            <text:p>4936,928334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9880">
            <text:p>9880</text:p>
          </table:table-cell>
          <table:table-cell table:style-name="ACE-8" office:value-type="float" office:value="814">
            <text:p>814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75">
            <text:p>475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70">
            <text:p>370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60">
            <text:p>360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65">
            <text:p>365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288">
            <text:p>288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290">
            <text:p>290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297">
            <text:p>297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851">
            <text:p>851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1387">
            <text:p>1387</text:p>
          </table:table-cell>
          <table:table-cell table:style-name="ACE-9" office:value-type="float" office:value="5766.109101">
            <text:p>5766,109101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1010">
            <text:p>11010</text:p>
          </table:table-cell>
          <table:table-cell table:style-name="ACE-8" office:value-type="float" office:value="1003">
            <text:p>1003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86">
            <text:p>586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59">
            <text:p>459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46">
            <text:p>446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85">
            <text:p>485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355">
            <text:p>355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362">
            <text:p>362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363">
            <text:p>363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950">
            <text:p>950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1574">
            <text:p>1574</text:p>
          </table:table-cell>
          <table:table-cell table:style-name="ACE-9" office:value-type="float" office:value="6428.429666">
            <text:p>6428,429666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2140">
            <text:p>12140</text:p>
          </table:table-cell>
          <table:table-cell table:style-name="ACE-8" office:value-type="float" office:value="1217">
            <text:p>1217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714">
            <text:p>714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56">
            <text:p>556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39">
            <text:p>539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44">
            <text:p>544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432">
            <text:p>432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438">
            <text:p>438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444">
            <text:p>444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970">
            <text:p>970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1605">
            <text:p>1605</text:p>
          </table:table-cell>
          <table:table-cell table:style-name="ACE-9" office:value-type="float" office:value="7182.7911869999998">
            <text:p>7182,791187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3270">
            <text:p>13270</text:p>
          </table:table-cell>
          <table:table-cell table:style-name="ACE-8" office:value-type="float" office:value="1449">
            <text:p>1449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849">
            <text:p>849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63">
            <text:p>663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36">
            <text:p>636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49">
            <text:p>649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517">
            <text:p>517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521">
            <text:p>521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528">
            <text:p>528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1067">
            <text:p>1067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1722">
            <text:p>1722</text:p>
          </table:table-cell>
          <table:table-cell table:style-name="ACE-9" office:value-type="float" office:value="7857.0651319999997">
            <text:p>7857,065132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4400">
            <text:p>14400</text:p>
          </table:table-cell>
          <table:table-cell table:style-name="ACE-8" office:value-type="float" office:value="1715">
            <text:p>1715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998">
            <text:p>998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82">
            <text:p>782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47">
            <text:p>747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61">
            <text:p>761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610">
            <text:p>610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614">
            <text:p>614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625">
            <text:p>625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1149">
            <text:p>1149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1594">
            <text:p>1594</text:p>
          </table:table-cell>
          <table:table-cell table:style-name="ACE-9" office:value-type="float" office:value="8548.3419379999996">
            <text:p>8548,341938</text:p>
          </table:table-cell>
          <table:table-cell table:number-columns-repeated="235" table:style-name="ACE-8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static8.csv&quot;" table:base-cell-address="$'output_clang_static8.csv'.$A$1"/>
          <table:named-expression table:name="Print_Area" table:expression="of:=#REF!" table:base-cell-address="$'output_clang_static8.csv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6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utput_clang_static16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output_clang_static1.csv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utput_clang_static2.csv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output_clang_static3.csv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output_clang_static8.csv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27T22:06:54Z</dc:date>
    <meta:creation-date>2021-04-27T22:06:54Z</meta:creation-date>
    <meta:generator>gnumeric/1.12.49</meta:generator>
  </office:meta>
</office:document-meta>
</file>